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801cm" table:align="left"/>
    </style:style>
    <style:style style:name="Table1.A" style:family="table-column">
      <style:table-column-properties style:column-width="2.124cm"/>
    </style:style>
    <style:style style:name="Table1.B" style:family="table-column">
      <style:table-column-properties style:column-width="2.125cm"/>
    </style:style>
    <style:style style:name="Table1.C" style:family="table-column">
      <style:table-column-properties style:column-width="2.842cm"/>
    </style:style>
    <style:style style:name="Table1.D" style:family="table-column">
      <style:table-column-properties style:column-width="1.799cm"/>
    </style:style>
    <style:style style:name="Table1.E" style:family="table-column">
      <style:table-column-properties style:column-width="2.117cm"/>
    </style:style>
    <style:style style:name="Table1.F" style:family="table-column">
      <style:table-column-properties style:column-width="1.743cm"/>
    </style:style>
    <style:style style:name="Table1.H" style:family="table-column">
      <style:table-column-properties style:column-width="1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b62f0" officeooo:paragraph-rsid="000b62f0"/>
    </style:style>
    <style:style style:name="P2" style:family="paragraph" style:parent-style-name="Text_20_body">
      <style:text-properties officeooo:rsid="000fdfd7" officeooo:paragraph-rsid="000fdfd7"/>
    </style:style>
    <style:style style:name="P3" style:family="paragraph" style:parent-style-name="Text_20_body">
      <style:text-properties officeooo:rsid="001422fc" officeooo:paragraph-rsid="001422fc"/>
    </style:style>
    <style:style style:name="P4" style:family="paragraph" style:parent-style-name="Text_20_body">
      <style:text-properties officeooo:rsid="0015b044" officeooo:paragraph-rsid="0015b044"/>
    </style:style>
    <style:style style:name="P5" style:family="paragraph" style:parent-style-name="Text_20_body">
      <style:text-properties officeooo:rsid="0017b2f8" officeooo:paragraph-rsid="0017b2f8"/>
    </style:style>
    <style:style style:name="P6" style:family="paragraph" style:parent-style-name="Text_20_body" style:list-style-name="L1">
      <style:text-properties officeooo:rsid="0017b2f8" officeooo:paragraph-rsid="0017b2f8"/>
    </style:style>
    <style:style style:name="P7" style:family="paragraph" style:parent-style-name="Text_20_body" style:list-style-name="L1">
      <style:text-properties officeooo:rsid="00199a64" officeooo:paragraph-rsid="00199a64"/>
    </style:style>
    <style:style style:name="P8" style:family="paragraph" style:parent-style-name="Text_20_body" style:list-style-name="L1">
      <style:text-properties officeooo:rsid="001a782b" officeooo:paragraph-rsid="001a782b"/>
    </style:style>
    <style:style style:name="P9" style:family="paragraph" style:parent-style-name="Text_20_body">
      <style:text-properties officeooo:rsid="001a782b" officeooo:paragraph-rsid="001a782b"/>
    </style:style>
    <style:style style:name="P10" style:family="paragraph" style:parent-style-name="Text_20_body">
      <style:text-properties officeooo:rsid="0021e1a8" officeooo:paragraph-rsid="0021e1a8"/>
    </style:style>
    <style:style style:name="P11" style:family="paragraph" style:parent-style-name="Text_20_body">
      <style:text-properties officeooo:rsid="00225b77" officeooo:paragraph-rsid="00225b77"/>
    </style:style>
    <style:style style:name="P12" style:family="paragraph" style:parent-style-name="Text_20_body" style:list-style-name="L2">
      <style:text-properties officeooo:rsid="00227c8e" officeooo:paragraph-rsid="00227c8e"/>
    </style:style>
    <style:style style:name="P13" style:family="paragraph" style:parent-style-name="Text_20_body">
      <style:text-properties officeooo:rsid="0023d03f" officeooo:paragraph-rsid="0023d03f"/>
    </style:style>
    <style:style style:name="P14" style:family="paragraph" style:parent-style-name="Text_20_body">
      <style:text-properties officeooo:rsid="00269dc9" officeooo:paragraph-rsid="00269dc9"/>
    </style:style>
    <style:style style:name="P15" style:family="paragraph" style:parent-style-name="Text_20_body">
      <style:text-properties officeooo:rsid="00288334" officeooo:paragraph-rsid="00288334"/>
    </style:style>
    <style:style style:name="P16" style:family="paragraph" style:parent-style-name="Text_20_body">
      <style:text-properties officeooo:rsid="0029d7bd" officeooo:paragraph-rsid="0029d7bd"/>
    </style:style>
    <style:style style:name="P17" style:family="paragraph" style:parent-style-name="Text_20_body">
      <style:text-properties officeooo:paragraph-rsid="002b9c1c"/>
    </style:style>
    <style:style style:name="P18" style:family="paragraph" style:parent-style-name="Table_20_Contents">
      <style:text-properties officeooo:rsid="000d220b" officeooo:paragraph-rsid="000d220b"/>
    </style:style>
    <style:style style:name="P19" style:family="paragraph" style:parent-style-name="Table_20_Contents">
      <style:text-properties officeooo:rsid="000e5160" officeooo:paragraph-rsid="000e5160"/>
    </style:style>
    <style:style style:name="P20" style:family="paragraph" style:parent-style-name="Table_20_Contents">
      <style:text-properties officeooo:rsid="000fdfd7" officeooo:paragraph-rsid="000fdfd7"/>
    </style:style>
    <style:style style:name="P21" style:family="paragraph" style:parent-style-name="Table_20_Contents">
      <style:text-properties officeooo:rsid="00125e5f" officeooo:paragraph-rsid="00125e5f"/>
    </style:style>
    <style:style style:name="P22" style:family="paragraph" style:parent-style-name="Header">
      <style:text-properties officeooo:rsid="000a3363" officeooo:paragraph-rsid="000a3363"/>
    </style:style>
    <style:style style:name="P23" style:family="paragraph" style:parent-style-name="Heading_20_2">
      <style:text-properties officeooo:rsid="000b62f0" officeooo:paragraph-rsid="000b62f0"/>
    </style:style>
    <style:style style:name="P24" style:family="paragraph" style:parent-style-name="Heading_20_2">
      <style:text-properties officeooo:rsid="00125e5f" officeooo:paragraph-rsid="00125e5f"/>
    </style:style>
    <style:style style:name="P25" style:family="paragraph" style:parent-style-name="Heading_20_2">
      <style:text-properties officeooo:rsid="0015dd6e" officeooo:paragraph-rsid="0015dd6e"/>
    </style:style>
    <style:style style:name="P26" style:family="paragraph" style:parent-style-name="Heading_20_2">
      <style:text-properties officeooo:rsid="00210d86" officeooo:paragraph-rsid="00210d86"/>
    </style:style>
    <style:style style:name="P27" style:family="paragraph" style:parent-style-name="Heading_20_2">
      <style:text-properties officeooo:rsid="00225b77" officeooo:paragraph-rsid="00225b77"/>
    </style:style>
    <style:style style:name="P28" style:family="paragraph" style:parent-style-name="Heading_20_2">
      <style:text-properties officeooo:rsid="0025cc43" officeooo:paragraph-rsid="0025cc43"/>
    </style:style>
    <style:style style:name="P29" style:family="paragraph" style:parent-style-name="Heading_20_2">
      <style:text-properties officeooo:rsid="002b9c1c" officeooo:paragraph-rsid="002b9c1c"/>
    </style:style>
    <style:style style:name="T1" style:family="text">
      <style:text-properties officeooo:rsid="000b1f4a"/>
    </style:style>
    <style:style style:name="T2" style:family="text">
      <style:text-properties officeooo:rsid="00199ed6"/>
    </style:style>
    <style:style style:name="T3" style:family="text">
      <style:text-properties officeooo:rsid="001bf2e9"/>
    </style:style>
    <style:style style:name="T4" style:family="text">
      <style:text-properties officeooo:rsid="001de773"/>
    </style:style>
    <style:style style:name="T5" style:family="text">
      <style:text-properties officeooo:rsid="001f6c23"/>
    </style:style>
    <style:style style:name="T6" style:family="text">
      <style:text-properties officeooo:rsid="00227c8e"/>
    </style:style>
    <style:style style:name="T7" style:family="text">
      <style:text-properties officeooo:rsid="002b71ae"/>
    </style:style>
    <style:style style:name="T8" style:family="text">
      <style:text-properties officeooo:rsid="002c94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koll 5. GSV</text:p>
      <text:h text:style-name="P23" text:outline-level="2">1. Wahl VertrauenslehrerInnen</text:h>
      <text:p text:style-name="P1">Ergebn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row>
          <table:table-cell table:style-name="Table1.A1" office:value-type="string">
            <text:p text:style-name="P18">LehrerIn</text:p>
          </table:table-cell>
          <table:table-cell table:style-name="Table1.A1" office:value-type="string">
            <text:p text:style-name="P18">Stimmen</text:p>
          </table:table-cell>
          <table:table-cell table:style-name="Table1.A1" office:value-type="string">
            <text:p text:style-name="P18">LehrerIn</text:p>
          </table:table-cell>
          <table:table-cell table:style-name="Table1.A1" office:value-type="string">
            <text:p text:style-name="P18">Stimmen</text:p>
          </table:table-cell>
          <table:table-cell table:style-name="Table1.A1" office:value-type="string">
            <text:p text:style-name="P18">LehrerIn</text:p>
          </table:table-cell>
          <table:table-cell table:style-name="Table1.A1" office:value-type="string">
            <text:p text:style-name="P18">Stimmen</text:p>
          </table:table-cell>
          <table:table-cell table:style-name="Table1.A1" office:value-type="string">
            <text:p text:style-name="P18">LehrerIn</text:p>
          </table:table-cell>
          <table:table-cell table:style-name="Table1.H1" office:value-type="string">
            <text:p text:style-name="P18">Stimmen</text:p>
          </table:table-cell>
        </table:table-row>
        <table:table-row>
          <table:table-cell table:style-name="Table1.A2" office:value-type="string">
            <text:p text:style-name="P19">Lehl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Czarnecki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Okatan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Klinke</text:p>
          </table:table-cell>
          <table:table-cell table:style-name="Table1.H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9">D’Almeida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Elmansouri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19">Mendow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Schlicke</text:p>
          </table:table-cell>
          <table:table-cell table:style-name="Table1.H2" office:value-type="string">
            <text:p text:style-name="P20">8</text:p>
          </table:table-cell>
        </table:table-row>
        <table:table-row>
          <table:table-cell table:style-name="Table1.A2" office:value-type="string">
            <text:p text:style-name="P19">Gierke</text:p>
          </table:table-cell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19">Scholz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Meerheim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Ziegler</text:p>
          </table:table-cell>
          <table:table-cell table:style-name="Table1.H2" office:value-type="string">
            <text:p text:style-name="P20">3</text:p>
          </table:table-cell>
        </table:table-row>
        <table:table-row>
          <table:table-cell table:style-name="Table1.A2" office:value-type="string">
            <text:p text:style-name="P19">Schleibner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Aschenbach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Abel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Laudahn</text:p>
          </table:table-cell>
          <table:table-cell table:style-name="Table1.H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9">Kahms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Lorenzkowski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Mainguy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Müller</text:p>
          </table:table-cell>
          <table:table-cell table:style-name="Table1.H2" office:value-type="string">
            <text:p text:style-name="P20">2</text:p>
          </table:table-cell>
        </table:table-row>
        <table:table-row>
          <table:table-cell table:style-name="Table1.A2" office:value-type="string">
            <text:p text:style-name="P19">Chipana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Purger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Muth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Pietsch</text:p>
          </table:table-cell>
          <table:table-cell table:style-name="Table1.H2" office:value-type="string">
            <text:p text:style-name="P20">2</text:p>
          </table:table-cell>
        </table:table-row>
        <table:table-row>
          <table:table-cell table:style-name="Table1.A2" office:value-type="string">
            <text:p text:style-name="P19">Stöckel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Özbek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Kuschow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Mitsch</text:p>
          </table:table-cell>
          <table:table-cell table:style-name="Table1.H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9">Pinnow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Spahn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>Nedderhut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BaldaufA</text:p>
          </table:table-cell>
          <table:table-cell table:style-name="Table1.H2" office:value-type="string">
            <text:p text:style-name="P20">2</text:p>
          </table:table-cell>
        </table:table-row>
        <table:table-row>
          <table:table-cell table:style-name="Table1.A2" office:value-type="string">
            <text:p text:style-name="P19">Ross</text:p>
          </table:table-cell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List</text:p>
          </table:table-cell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Bernadelle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Kalweit</text:p>
          </table:table-cell>
          <table:table-cell table:style-name="Table1.H2" office:value-type="string">
            <text:p text:style-name="P20">2</text:p>
          </table:table-cell>
        </table:table-row>
        <table:table-row>
          <table:table-cell table:style-name="Table1.A2" office:value-type="string">
            <text:p text:style-name="P19">Kießling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Tappe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Schmidt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Alberts</text:p>
          </table:table-cell>
          <table:table-cell table:style-name="Table1.H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9">Cichy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Pappendorf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Meyer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Richert</text:p>
          </table:table-cell>
          <table:table-cell table:style-name="Table1.H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9">Eldahshan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Guder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9">Von Oy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Gubar</text:p>
          </table:table-cell>
          <table:table-cell table:style-name="Table1.H2" office:value-type="string">
            <text:p text:style-name="P20">2</text:p>
          </table:table-cell>
        </table:table-row>
        <table:table-row>
          <table:table-cell table:style-name="Table1.A2" office:value-type="string">
            <text:p text:style-name="P19">Fuhrmann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Stephan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Prein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----</text:p>
          </table:table-cell>
          <table:table-cell table:style-name="Table1.H2" office:value-type="string">
            <text:p text:style-name="Table_20_Contents">------</text:p>
          </table:table-cell>
        </table:table-row>
      </table:table>
      <text:p text:style-name="P1"/>
      <text:p text:style-name="P2">Gewonnen: Gierke-10; Schlicke-8; Elmansouri/List-7; Spahn-5</text:p>
      <text:p text:style-name="P2"/>
      <text:h text:style-name="P24" text:outline-level="2">2. Ergebnisse der Schulkonferenz</text:h>
      <text:p text:style-name="P3">Alle Anträge angenommen, bis auf Abstimmungssystem</text:p>
      <text:p text:style-name="P3">→ Überarbeitung</text:p>
      <text:p text:style-name="P4">Weitere Anträge:</text:p>
      <text:p text:style-name="P4">- produktives Lernen</text:p>
      <text:p text:style-name="P4">- Vorschlag zur Bestenehrung v. Klassen</text:p>
      <text:p text:style-name="P4"/>
      <text:h text:style-name="P25" text:outline-level="2"><text:soft-page-break/></text:h>
      <text:h text:style-name="P25" text:outline-level="2">3. Vollversammlung zum Thema Bildungskrise</text:h>
      <text:p text:style-name="P5">- ausgearbeitet bei nächster GSV</text:p>
      <text:p text:style-name="P5">Aufbau:</text:p>
      <text:list xml:id="list1122355310" text:style-name="L1">
        <text:list-item>
          <text:p text:style-name="P6">Erklärung VV</text:p>
        </text:list-item>
        <text:list-item>
          <text:p text:style-name="P6">Warum einberufen</text:p>
        </text:list-item>
        <text:list-item>
          <text:p text:style-name="P7">Vortrag der GEW</text:p>
        </text:list-item>
        <text:list-item>
          <text:p text:style-name="P7">Gruppendiskurs</text:p>
        </text:list-item>
        <text:list-item>
          <text:p text:style-name="P7">Pause</text:p>
        </text:list-item>
        <text:list-item>
          <text:p text:style-name="P7">inhaltliche Zusammenfassung <text:span text:style-name="T2">der Diskurse</text:span></text:p>
        </text:list-item>
        <text:list-item>
          <text:p text:style-name="P8">Podiumsdiskussion</text:p>
        </text:list-item>
      </text:list>
      <text:p text:style-name="P9">- <text:span text:style-name="T3">eingeteilt in 2 Gruppen, starten ca. 09:00 und 15:00 Uhr</text:span></text:p>
      <text:p text:style-name="P9">- <text:span text:style-name="T5">500 Personen pro Gruppe</text:span></text:p>
      <text:p text:style-name="P9">- <text:span text:style-name="T5">keine Schule an dem Tag</text:span></text:p>
      <text:p text:style-name="P9">- <text:span text:style-name="T4">geplant 17.04.-25.04.</text:span></text:p>
      <text:p text:style-name="P9">→<text:span text:style-name="T4"> Vorschlag: stattdessen zwei Wochen vor Ferien</text:span></text:p>
      <text:h text:style-name="P26" text:outline-level="2">4. Handy-Regelung überarbeiten (GEV)</text:h>
      <text:p text:style-name="P10">Vorschlag: Handyverbot auf Gebäude begrenzen</text:p>
      <text:p text:style-name="P10">Kommt nicht an Barthl vorbei → abgelehnt</text:p>
      <text:p text:style-name="P10"/>
      <text:h text:style-name="P27" text:outline-level="2">5. Belohnungssystem für Klassen</text:h>
      <text:p text:style-name="P11">Vorschlag: Belohnung der Klassen zur Zeugnisausgabe<text:line-break/><text:span text:style-name="T6">Kategorien:</text:span></text:p>
      <text:list xml:id="list2615357537" text:style-name="L2">
        <text:list-item>
          <text:p text:style-name="P12">bester Schnitt</text:p>
        </text:list-item>
        <text:list-item>
          <text:p text:style-name="P12">wenigste unentschuldigte Fehlzeiten/Verspätungen</text:p>
        </text:list-item>
      </text:list>
      <text:p text:style-name="P13">negatives Meinungsbild</text:p>
      <text:p text:style-name="P13">→ zu viel Druck</text:p>
      <text:p text:style-name="P13">→ erodiert Klassenzusammenhalt</text:p>
      <text:p text:style-name="P13"/>
      <text:h text:style-name="P28" text:outline-level="2"><text:soft-page-break/>6. Finanzen</text:h>
      <text:p text:style-name="P14">Kein Geld vorhanden</text:p>
      <text:p text:style-name="P14">→ Selbstfinanzierung, oder bei SL betteln gehen</text:p>
      <text:p text:style-name="P15">Ausflug pol. Bildung? → positives Meinungsbild</text:p>
      <text:p text:style-name="P16"><text:span text:style-name="T7">A</text:span>ndere Projekte müssen auch selst finanziert werden.</text:p>
      <text:p text:style-name="P16"/>
      <text:h text:style-name="P29" text:outline-level="2"><text:span text:style-name="T8">7. BSA-Bericht</text:span>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3363" officeooo:paragraph-rsid="000a3363"/>
    </style:style>
    <style:style style:name="MT1" style:family="text">
      <style:text-properties officeooo:rsid="000b1f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CM</text:span><text:tab/><text:tab/><text:span text:style-name="MT1">Protokollant:</text:span></text:p>
        <text:p text:style-name="MP1"><text:span text:style-name="MT1">15.03.2024</text:span><text:tab/><text:tab/><text:span text:style-name="MT1">Digitale Übertragung: Emil Maihor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10:48:03.314675978</meta:creation-date>
    <dc:date>2024-03-15T11:20:20.355760862</dc:date>
    <meta:editing-duration>PT32M2S</meta:editing-duration>
    <meta:editing-cycles>36</meta:editing-cycles>
    <meta:generator>LibreOffice/6.0.7.3$Linux_X86_64 LibreOffice_project/00m0$Build-3</meta:generator>
    <meta:document-statistic meta:table-count="1" meta:image-count="0" meta:object-count="0" meta:page-count="3" meta:paragraph-count="155" meta:word-count="289" meta:character-count="1744" meta:non-whitespace-character-count="1617"/>
  </office:meta>
</office:document-meta>
</file>